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3.2cm"/>
    </style:style>
    <style:style style:name="gr2" style:family="graphic" style:parent-style-name="standard">
      <style:graphic-properties draw:textarea-horizontal-align="justify" draw:textarea-vertical-align="middle" draw:auto-grow-height="false" fo:min-height="0.534cm" fo:min-width="1.93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2.577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1.66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4cm" fo:min-width="1.11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9cm" fo:min-width="2.3cm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0.174cm" fo:min-width="1.976cm"/>
    </style:style>
    <style:style style:name="gr9" style:family="graphic" style:parent-style-name="standard">
      <style:graphic-properties svg:stroke-color="#3465a4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37cm" fo:min-width="1.25cm"/>
    </style:style>
    <style:style style:name="gr11" style:family="graphic" style:parent-style-name="objectwithoutfill">
      <style:graphic-properties svg:stroke-color="#3465a4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4cm" fo:min-width="0cm"/>
    </style:style>
    <style:style style:name="gr13" style:family="graphic" style:parent-style-name="standard">
      <style:graphic-properties svg:stroke-color="#3465a4" draw:textarea-horizontal-align="justify" draw:textarea-vertical-align="middle" draw:auto-grow-height="false" fo:min-height="0.55cm" fo:min-width="3.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0.45cm" fo:min-width="3.2cm"/>
    </style:style>
    <style:style style:name="gr16" style:family="graphic" style:parent-style-name="standard">
      <style:graphic-properties svg:stroke-color="#3465a4" draw:textarea-horizontal-align="justify" draw:textarea-vertical-align="middle" draw:auto-grow-height="false" fo:min-height="0.35cm" fo:min-width="3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4cm" fo:min-width="0cm"/>
    </style:style>
    <style:style style:name="gr19" style:family="graphic" style:parent-style-name="standard">
      <style:graphic-properties svg:stroke-color="#3465a4" draw:textarea-horizontal-align="justify" draw:textarea-vertical-align="middle" draw:auto-grow-height="false" fo:min-height="0.2cm" fo:min-width="0.85cm"/>
    </style:style>
    <style:style style:name="gr20" style:family="graphic" style:parent-style-name="standard">
      <style:graphic-properties svg:stroke-color="#3465a4" draw:textarea-horizontal-align="justify" draw:textarea-vertical-align="middle" draw:auto-grow-height="false" fo:min-height="0.3cm" fo:min-width="0.85cm"/>
    </style:style>
    <style:style style:name="gr21" style:family="graphic" style:parent-style-name="standard">
      <style:graphic-properties svg:stroke-color="#3465a4" draw:textarea-horizontal-align="justify" draw:textarea-vertical-align="middle" draw:auto-grow-height="false" fo:min-height="0.3cm" fo:min-width="0.9cm"/>
    </style:style>
    <style:style style:name="gr22" style:family="graphic" style:parent-style-name="standard">
      <style:graphic-properties svg:stroke-color="#3465a4" draw:textarea-horizontal-align="justify" draw:textarea-vertical-align="middle" draw:auto-grow-height="false" fo:min-height="0.55cm" fo:min-width="2.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3.7cm" svg:height="0.8cm" svg:x="2.4cm" svg:y="6.8cm">
          <text:p text:style-name="P1">empregad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3cm" svg:height="0.784cm" svg:x="17.3cm" svg:y="4.316cm">
          <text:p text:style-name="P1">servizos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077cm" svg:height="0.6cm" svg:x="9.984cm" svg:y="9.2cm">
          <text:p text:style-name="P1">empresas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324cm" svg:height="1.2cm" svg:x="2.1cm" svg:y="8.9cm">
          <text:p text:style-name="P1">Traballa 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9.984cm" svg:y1="9.5cm" svg:x2="6.424cm" svg:y2="9.5cm" draw:start-shape="id1" draw:end-shape="id2" draw:end-glue-point="7" svg:d="M9984 9500h-3560" svg:viewBox="0 0 3561 1">
          <text:p text:style-name="P1">N</text:p>
        </draw:connector>
        <draw:connector draw:style-name="gr5" draw:text-style-name="P1" draw:layer="layout" svg:x1="4.262cm" svg:y1="8.9cm" svg:x2="4.25cm" svg:y2="7.6cm" draw:start-shape="id2" draw:start-glue-point="4" draw:end-shape="id3" draw:end-glue-point="2" svg:d="M4262 8900v-650h-12v-650" svg:viewBox="0 0 13 1301">
          <text:p text:style-name="P1">N</text:p>
        </draw:connector>
        <draw:custom-shape draw:style-name="gr6" draw:text-style-name="P1" xml:id="id5" draw:id="id5" draw:layer="layout" svg:width="3.218cm" svg:height="1.3cm" svg:x="16.882cm" svg:y="8.8cm">
          <text:p text:style-name="P1">teñ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5cm" svg:y1="5.3cm" svg:x2="18.491cm" svg:y2="8.8cm" draw:start-shape="id4" draw:start-glue-point="2" draw:end-shape="id5" draw:end-glue-point="4" svg:d="M18500 5300v1750h-9v1750" svg:viewBox="0 0 10 3501">
          <text:p text:style-name="P1"/>
        </draw:connector>
        <draw:connector draw:style-name="gr5" draw:text-style-name="P1" draw:layer="layout" svg:x1="16.882cm" svg:y1="9.45cm" svg:x2="13.061cm" svg:y2="9.5cm" draw:start-shape="id5" draw:start-glue-point="5" draw:end-shape="id1" draw:end-glue-point="1" svg:d="M16882 9450h-1911v50h-1910" svg:viewBox="0 0 3822 51">
          <text:p text:style-name="P1">1</text:p>
        </draw:connector>
        <draw:custom-shape draw:style-name="gr7" draw:text-style-name="P2" xml:id="id4" draw:id="id4" draw:layer="layout" svg:width="2.8cm" svg:height="1.15cm" svg:x="17.1cm" svg:y="4.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3.5cm" svg:height="0.6cm" svg:x="4.6cm" svg:y="10.4cm">
          <text:p text:style-name="P1">date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4.262cm" svg:y1="10.1cm" svg:x2="4.6cm" svg:y2="10.7cm" draw:start-shape="id2" draw:start-glue-point="6" draw:end-shape="id6" draw:end-glue-point="6" svg:d="M4262 10100v600h338" svg:viewBox="0 0 339 601">
          <text:p/>
        </draw:connector>
        <draw:custom-shape draw:style-name="gr10" draw:text-style-name="P1" xml:id="id9" draw:id="id9" draw:layer="layout" svg:width="3.5cm" svg:height="1.238cm" svg:x="7.2cm" svg:y="6.862cm">
          <text:p text:style-name="P1">realiz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2" draw:layer="layout" svg:x1="6.1cm" svg:y1="7.2cm" svg:x2="7.3cm" svg:y2="7.5cm">
          <text:p/>
        </draw:line>
        <draw:line draw:style-name="gr11" draw:text-style-name="P2" draw:layer="layout" svg:x1="16.1cm" svg:y1="5.8cm" svg:x2="17.1cm" svg:y2="5.3cm">
          <text:p/>
        </draw:line>
        <draw:frame draw:style-name="gr12" draw:text-style-name="P3" draw:layer="layout" svg:width="0.959cm" svg:height="0.954cm" svg:x="10.6cm" svg:y="6.8cm">
          <draw:text-box>
            <text:p>N</text:p>
          </draw:text-box>
        </draw:frame>
        <draw:custom-shape draw:style-name="gr13" draw:text-style-name="P1" xml:id="id12" draw:id="id12" draw:layer="layout" svg:width="3.7cm" svg:height="0.8cm" svg:x="2.4cm" svg:y="4.6cm">
          <text:p text:style-name="P1">pacientes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0.7cm" svg:height="0.954cm" svg:x="7.1cm" svg:y="4.3cm">
          <draw:text-box>
            <text:p>1</text:p>
          </draw:text-box>
        </draw:frame>
        <draw:custom-shape draw:style-name="gr15" draw:text-style-name="P1" xml:id="id7" draw:id="id7" draw:layer="layout" svg:width="3.7cm" svg:height="0.7cm" svg:x="2.4cm" svg:y="3.5cm">
          <text:p text:style-name="P1">familiar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6cm" svg:x="2.4cm" svg:y="1.8cm">
          <text:p text:style-name="P1">admin</text:p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0.8cm" svg:height="2.054cm" svg:x="4.2cm" svg:y="2.7cm">
          <draw:text-box>
            <text:p>1</text:p>
          </draw:text-box>
        </draw:frame>
        <draw:frame draw:style-name="gr18" draw:text-style-name="P3" draw:layer="layout" svg:width="0.959cm" svg:height="0.954cm" svg:x="6.1cm" svg:y="3.746cm">
          <draw:text-box>
            <text:p>N</text:p>
          </draw:text-box>
        </draw:frame>
        <draw:custom-shape draw:style-name="gr19" draw:text-style-name="P1" xml:id="id8" draw:id="id8" draw:layer="layout" svg:width="2.7cm" svg:height="0.9cm" svg:x="5.9cm" svg:y="2.6cm">
          <text:p text:style-name="P1">ingres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4.25cm" svg:y1="3.5cm" svg:x2="5.9cm" svg:y2="3.05cm" draw:start-shape="id7" draw:start-glue-point="0" draw:end-shape="id8" draw:end-glue-point="5" svg:d="M4250 3500v-450h1650" svg:viewBox="0 0 1651 451">
          <text:p/>
        </draw:connector>
        <draw:line draw:style-name="gr11" draw:text-style-name="P2" draw:layer="layout" svg:x1="7.3cm" svg:y1="3.4cm" svg:x2="6.1cm" svg:y2="5.1cm">
          <text:p/>
        </draw:line>
        <draw:custom-shape draw:style-name="gr20" draw:text-style-name="P1" xml:id="id13" draw:id="id13" draw:layer="layout" svg:width="2.7cm" svg:height="1.1cm" svg:x="9.1cm" svg:y="3.6cm">
          <text:p text:style-name="P1">recib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xml:id="id11" draw:id="id11" draw:layer="layout" svg:width="2.8cm" svg:height="1.1cm" svg:x="14.6cm" svg:y="5.8cm">
          <text:p text:style-name="P1">ofrec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xml:id="id10" draw:id="id10" draw:layer="layout" svg:width="2.9cm" svg:height="0.8cm" svg:x="11.8cm" svg:y="7.1cm">
          <text:p text:style-name="P1">tratamento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0.7cm" svg:y1="7.481cm" svg:x2="11.8cm" svg:y2="7.5cm" draw:start-shape="id9" draw:start-glue-point="7" draw:end-shape="id10" draw:end-glue-point="3" svg:d="M10700 7481h523v19h577" svg:viewBox="0 0 1101 20">
          <text:p/>
        </draw:connector>
        <draw:connector draw:style-name="gr9" draw:text-style-name="P1" draw:layer="layout" svg:x1="14.7cm" svg:y1="7.5cm" svg:x2="16cm" svg:y2="6.9cm" draw:start-shape="id10" draw:start-glue-point="1" draw:end-shape="id11" draw:end-glue-point="6" svg:d="M14700 7500h1300v-600" svg:viewBox="0 0 1301 601">
          <text:p/>
        </draw:connector>
        <draw:connector draw:style-name="gr9" draw:text-style-name="P1" draw:layer="layout" svg:x1="6.1cm" svg:y1="5cm" svg:x2="9.1cm" svg:y2="4.15cm" draw:start-shape="id12" draw:start-glue-point="1" draw:end-shape="id13" draw:end-glue-point="5" svg:d="M6100 5000h1500v-850h1500" svg:viewBox="0 0 3001 851">
          <text:p/>
        </draw:connector>
        <draw:connector draw:style-name="gr9" draw:text-style-name="P1" draw:layer="layout" svg:x1="11.8cm" svg:y1="4.15cm" svg:x2="13.25cm" svg:y2="7.1cm" draw:start-shape="id13" draw:start-glue-point="7" draw:end-shape="id10" draw:end-glue-point="0" svg:d="M11800 4150h1450v2950" svg:viewBox="0 0 1451 2951">
          <text:p/>
        </draw:connector>
        <draw:frame draw:style-name="gr23" draw:text-style-name="P3" draw:layer="layout" svg:width="0.959cm" svg:height="0.954cm" svg:x="15cm" svg:y="6.9cm">
          <draw:text-box>
            <text:p>N</text:p>
          </draw:text-box>
        </draw:frame>
        <draw:frame draw:style-name="gr23" draw:text-style-name="P3" draw:layer="layout" svg:width="0.959cm" svg:height="0.954cm" svg:x="12.6cm" svg:y="6.1cm">
          <draw:text-box>
            <text:p>N</text:p>
          </draw:text-box>
        </draw:frame>
        <draw:frame draw:style-name="gr14" draw:text-style-name="P3" draw:layer="layout" svg:width="0.7cm" svg:height="0.954cm" svg:x="16.5cm" svg:y="4.746cm">
          <draw:text-box>
            <text:p>1</text:p>
          </draw:text-box>
        </draw:frame>
        <draw:frame draw:style-name="gr24" draw:text-style-name="P3" draw:layer="layout" svg:width="0.7cm" svg:height="0.954cm" svg:x="6.7cm" svg:y="6.5cm">
          <draw:text-box>
            <text:p>1</text:p>
          </draw:text-box>
        </draw:frame>
        <draw:frame draw:style-name="gr25" draw:text-style-name="P3" draw:layer="layout" svg:width="1cm" svg:height="0.954cm" svg:x="18.5cm" svg:y="5.346cm">
          <draw:text-box>
            <text:p>N</text:p>
          </draw:text-box>
        </draw:frame>
        <draw:custom-shape draw:style-name="gr8" draw:text-style-name="P1" xml:id="id14" draw:id="id14" draw:layer="layout" svg:width="3.5cm" svg:height="0.6cm" svg:x="10.9cm" svg:y="2.6cm">
          <text:p text:style-name="P1">date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0.45cm" svg:y1="3.6cm" svg:x2="10.9cm" svg:y2="2.9cm" draw:start-shape="id13" draw:start-glue-point="4" draw:end-shape="id14" draw:end-glue-point="6" svg:d="M10450 3600v-700h450" svg:viewBox="0 0 451 701">
          <text:p/>
        </draw:connector>
        <draw:custom-shape draw:style-name="gr8" draw:text-style-name="P1" xml:id="id15" draw:id="id15" draw:layer="layout" svg:width="3.5cm" svg:height="0.6cm" svg:x="13.7cm" svg:y="8.2cm">
          <text:p text:style-name="P1">date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3.362cm" svg:y1="7.9cm" svg:x2="13.7cm" svg:y2="8.5cm" draw:end-shape="id15" draw:end-glue-point="6" svg:d="M13362 7900h-163v600h501" svg:viewBox="0 0 502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1T17:36:15.072000000</meta:creation-date>
    <dc:date>2017-08-14T14:32:12.586000000</dc:date>
    <meta:editing-duration>PT1H44M15S</meta:editing-duration>
    <meta:editing-cycles>1</meta:editing-cycles>
    <meta:document-statistic meta:object-count="41"/>
    <meta:generator>LibreOffice/5.4.0.3$Windows_x86 LibreOffice_project/7556cbc6811c9d992f4064ab9287069087d7f62c</meta:generator>
  </office:meta>
</office:document-meta>
</file>